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40pt" style:font-size-asian="40pt" style:font-size-complex="40pt"/>
    </style:style>
    <style:style style:name="P2" style:family="paragraph" style:parent-style-name="Standard">
      <style:paragraph-properties fo:text-align="start" style:justify-single-word="false"/>
      <style:text-properties style:font-name="Verdana" fo:font-size="12pt" style:font-size-asian="12pt" style:font-size-complex="12pt"/>
    </style:style>
    <style:style style:name="P3" style:family="paragraph" style:parent-style-name="Standard" style:list-style-name="L1">
      <style:paragraph-properties fo:text-align="start" style:justify-single-word="false"/>
      <style:text-properties style:font-name="Verdana" fo:font-size="12pt" style:font-size-asian="12pt" style:font-size-complex="12pt"/>
    </style:style>
    <style:style style:name="P4" style:family="paragraph" style:parent-style-name="Standard" style:list-style-name="L2">
      <style:paragraph-properties fo:text-align="start" style:justify-single-word="false"/>
      <style:text-properties style:font-name="Verdana"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apter 1: The Beginning</text:p>
      <text:p text:style-name="P1"/>
      <text:p text:style-name="P2"><text:tab/>That was it. As soon as he saw her. Love.</text:p>
      <text:p text:style-name="P2"/>
      <text:p text:style-name="P2"><text:tab/>Now, this isn't one of those stories where it is True Love at First Sight and all that junk. In fact, this love was not very true at all, it is in fact very twisted and mangled and many philosophers believe that it should not have happened this way. They believe that there are only a few ways to right a love story which are correct. Here are a few ways that it COULD have gone.</text:p>
      <text:p text:style-name="P2"/>
      <text:list xml:id="list38512779" text:style-name="L1">
        <text:list-item>
          <text:p text:style-name="P3">He goes up to her and admits his love to her. They get married. THE END.</text:p>
        </text:list-item>
      </text:list>
      <text:p text:style-name="P2"/>
      <text:list xml:id="list39188836" text:continue-numbering="true" text:style-name="L1">
        <text:list-header>
          <text:p text:style-name="P3"><text:s/></text:p>
          <text:p text:style-name="P3"/>
        </text:list-header>
        <text:list-item>
          <text:p text:style-name="P3">They never see each other again and die happily of old age never knowing that they could be miserable together.</text:p>
        </text:list-item>
      </text:list>
      <text:p text:style-name="P2"/>
      <text:p text:style-name="P2"/>
      <text:p text:style-name="P2"/>
      <text:list xml:id="list39216486" text:continue-numbering="true" text:style-name="L1">
        <text:list-item>
          <text:p text:style-name="P3">There is a love triangle and a girl gets jealous so she kills her and so he kills himself as well.</text:p>
        </text:list-item>
      </text:list>
      <text:p text:style-name="P2"/>
      <text:p text:style-name="P2"/>
      <text:list xml:id="list39213535" text:continue-numbering="true" text:style-name="L1">
        <text:list-item>
          <text:p text:style-name="P3">(This is by far the most likely) He goes up to her and admits his love for her but she actually hates him and slapps him in the face.</text:p>
        </text:list-item>
      </text:list>
      <text:p text:style-name="P2"/>
      <text:p text:style-name="P2"/>
      <text:list xml:id="list39209765" text:continue-numbering="true" text:style-name="L1">
        <text:list-item>
          <text:p text:style-name="P3">It turns out that she already has a boyfriend and has to turn him down.</text:p>
        </text:list-item>
      </text:list>
      <text:p text:style-name="P2"/>
      <text:p text:style-name="P2"/>
      <text:p text:style-name="P2"/>
      <text:p text:style-name="P2"><text:tab/>None of these actually happened however likely that may be. So here is what ACTUALLY happened.</text:p>
      <text:p text:style-name="P2"/>
      <text:p text:style-name="P2"><text:tab/>He walks up to her and said <text:s/>(like a complete wuss):</text:p>
      <text:p text:style-name="P2"/>
      <text:p text:style-name="P2"><text:tab/>“Hi um ...”</text:p>
      <text:p text:style-name="P2"/>
      <text:p text:style-name="P2"><text:soft-page-break/><text:tab/>“Spit it out Eman,” she teased.</text:p>
      <text:p text:style-name="P2"/>
      <text:p text:style-name="P2"><text:tab/>Eman rolled his eyes. He hated being teased and he got teases a lot. He was kind of a geek.</text:p>
      <text:p text:style-name="P2"/>
      <text:p text:style-name="P2">“Its just ...” </text:p>
      <text:p text:style-name="P2"/>
      <text:p text:style-name="P2"><text:tab/>Her boyfriend walks up to her and asks.</text:p>
      <text:p text:style-name="P2"/>
      <text:p text:style-name="P2"><text:tab/>“Is he giving you some trouble?” he asked, “I'd be happy to beat him up for you.”</text:p>
      <text:p text:style-name="P2"/>
      <text:p text:style-name="P2"><text:tab/>“Its fine Mike,” she said rolling her eyes. She obviously wasn't to happy with Mike's offer for violence.</text:p>
      <text:p text:style-name="P2"/>
      <text:p text:style-name="P2"><text:tab/>“OK, whatever you say Ismere,” he teased.</text:p>
      <text:p text:style-name="P2"/>
      <text:p text:style-name="P2"><text:tab/>Ismere rolled her eyes again at him.</text:p>
      <text:p text:style-name="P2"/>
      <text:p text:style-name="P2"><text:tab/>“You were saying?” she asked Eman.</text:p>
      <text:p text:style-name="P2"/>
      <text:p text:style-name="P2"><text:tab/>“Oh um ...” Eman felt awkward talking to her in the midst of the school, “Can we talk outside?”</text:p>
      <text:p text:style-name="P2"/>
      <text:p text:style-name="P2"><text:tab/>Ismere nodded.</text:p>
      <text:p text:style-name="P2"/>
      <text:p text:style-name="P2"><text:tab/>“Sure,” she said, “I have been dieing to get out of this hell hole for hours.”</text:p>
      <text:p text:style-name="P2"/>
      <text:p text:style-name="P2"><text:tab/>They hurried through the commotion in the school building to the roof. Now let me remind you. DON'T EVER EVER STAND OUT ON THE ROOF AT THE TIME OF AN AURA ESPECIALLY WHEN YOU ARE AT A SCHOOL IN CALIFORNIA AND YOU ARE SUPPOSED TO HAVE DEDENTION, because this is when most things go wrong. Including love stories.</text:p>
      <text:p text:style-name="P2"/>
      <text:p text:style-name="P2"><text:tab/>“Wait … what about Mike?” asked Eman. Eman had this sinking feeling in his stomach. He had forgotten she had a boyfriend.</text:p>
      <text:p text:style-name="P2"/>
      <text:p text:style-name="P2"><text:tab/>“Oh Please,” She said, “I have been trying to break up with that guy for weeks now.”</text:p>
      <text:p text:style-name="P2"/>
      <text:p text:style-name="P2"><text:tab/>“No joke?” he asked seriously relieved.</text:p>
      <text:p text:style-name="P2"/>
      <text:p text:style-name="P2"><text:tab/>“No joke.” she confirmed.</text:p>
      <text:p text:style-name="P2"/>
      <text:p text:style-name="P2"><text:tab/>“Oh … so your not in love with him?” asked Eman.</text:p>
      <text:p text:style-name="P2"/>
      <text:p text:style-name="P2"><text:soft-page-break/><text:tab/>“No,” she confirmed again.</text:p>
      <text:p text:style-name="P2"/>
      <text:p text:style-name="P2"><text:tab/>“Oh … so you don't he would mind if I … you know … was … you know,” he stuttered.</text:p>
      <text:p text:style-name="P2"/>
      <text:p text:style-name="P2"><text:tab/>She blinked at him. Egging him on.</text:p>
      <text:p text:style-name="P2"/>
      <text:p text:style-name="P2"><text:tab/>“I'm ...” </text:p>
      <text:p text:style-name="P2"/>
      <text:p text:style-name="P2"><text:tab/>Right at that moment the </text:p>
      <text:p text:style-name="P2"/>
      <text:p text:style-name="P2"/>
      <text:p text:style-name="P2"/>
      <text:list xml:id="list39215800" text:continue-numbering="true" text:style-name="L1">
        <text:list-item>
          <text:list>
            <text:list-header>
              <text:p text:style-name="P3"/>
              <text:p text:style-name="P3"/>
            </text:list-header>
          </text:list>
        </text:list-item>
      </text:list>
      <text:list xml:id="list38519895" text:style-name="L2">
        <text:list-item>
          <text:list>
            <text:list-header>
              <text:p text:style-name="P4"/>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dora White</meta:initial-creator>
    <meta:creation-date>2013-04-08T18:13:01.80</meta:creation-date>
    <dc:date>2013-04-12T19:05:50.45</dc:date>
    <dc:creator>Isadora White</dc:creator>
    <meta:editing-duration>P4DT37M38S</meta:editing-duration>
    <meta:editing-cycles>3</meta:editing-cycles>
    <meta:generator>OpenOffice.org/3.3$Win32 OpenOffice.org_project/330m20$Build-9567</meta:generator>
    <meta:document-statistic meta:table-count="0" meta:image-count="0" meta:object-count="0" meta:page-count="3" meta:paragraph-count="35" meta:word-count="533" meta:character-count="2590"/>
  </office:meta>
</office:document-meta>
</file>